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80c33" officeooo:paragraph-rsid="00009b85"/>
    </style:style>
    <style:style style:name="P2" style:family="paragraph" style:parent-style-name="Standard" style:list-style-name="L1">
      <style:text-properties officeooo:rsid="00280c33" officeooo:paragraph-rsid="00009b85"/>
    </style:style>
    <style:style style:name="P3" style:family="paragraph" style:parent-style-name="Standard" style:list-style-name="L1">
      <style:text-properties officeooo:paragraph-rsid="00009b85"/>
    </style:style>
    <style:style style:name="T1" style:family="text">
      <style:text-properties officeooo:rsid="00280c3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 Codifica los siguientes números enteros usando Decimal Desempaquetado y Empaquetado:</text:p>
      <text:p text:style-name="P1"/>
      <text:list text:style-name="L1">
        <text:list-item>
          <text:p text:style-name="P2">Desempaquetado:</text:p>
          <text:p text:style-name="P3">-<text:span text:style-name="T1">123: 1111 0001 1111 0010 1101 0011</text:span></text:p>
          <text:p text:style-name="P2">234: 111 0010 1111 0011 1100 0100</text:p>
          <text:p text:style-name="P2">34: 1111 0011 1100 0100</text:p>
          <text:p text:style-name="P2">-4567: 1111 0100 1111 0101 1111 0110 1101 0111</text:p>
          <text:p text:style-name="P2">999: 1111 1001 1111 1001 1100 1001</text:p>
        </text:list-item>
      </text:list>
      <text:p text:style-name="P1"/>
      <text:list text:continue-numbering="true" text:style-name="L1">
        <text:list-item>
          <text:p text:style-name="P2">Empaquetado</text:p>
          <text:p text:style-name="P3">-<text:span text:style-name="T1">123: 1101 0001 0010 0011</text:span></text:p>
          <text:p text:style-name="P2">234: 1100 0010 0011 0100</text:p>
          <text:p text:style-name="P2">34: 1100 0011 0100</text:p>
          <text:p text:style-name="P2">-4567: 1101 0100 0101 0110 0111</text:p>
          <text:p text:style-name="P2">999: 1100 1001 1001 100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43:19.247736500</meta:creation-date>
    <dc:date>2025-09-30T10:43:25.816977200</dc:date>
    <meta:editing-duration>PT6S</meta:editing-duration>
    <meta:editing-cycles>1</meta:editing-cycles>
    <meta:document-statistic meta:table-count="0" meta:image-count="0" meta:object-count="0" meta:page-count="1" meta:paragraph-count="13" meta:word-count="85" meta:character-count="418" meta:non-whitespace-character-count="358"/>
    <meta:generator>LibreOffice/25.8.1.1$Windows_X86_64 LibreOffice_project/54047653041915e595ad4e45cccea684809c77b5</meta:generator>
  </office:meta>
</office:document-meta>
</file>